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9d5de" officeooo:paragraph-rsid="0019d5de"/>
    </style:style>
    <style:style style:name="P2" style:family="paragraph" style:parent-style-name="Text_20_body">
      <style:text-properties officeooo:rsid="0019d5de" officeooo:paragraph-rsid="0019d5de"/>
    </style:style>
    <style:style style:name="P3" style:family="paragraph" style:parent-style-name="Text_20_body" style:list-style-name="L1">
      <style:text-properties officeooo:rsid="001fd64a" officeooo:paragraph-rsid="001fd64a"/>
    </style:style>
    <style:style style:name="P4" style:family="paragraph" style:parent-style-name="Text_20_body" style:list-style-name="L1">
      <style:text-properties officeooo:rsid="0019d5de" officeooo:paragraph-rsid="0019d5de"/>
    </style:style>
    <style:style style:name="P5" style:family="paragraph" style:parent-style-name="Text_20_body">
      <style:text-properties officeooo:rsid="001fd64a" officeooo:paragraph-rsid="001fd6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597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</text:h>
      <text:p text:style-name="P2">Create a set of parts that can be used to evaluate:</text:p>
      <text:list text:style-name="L1">
        <text:list-item>
          <text:p text:style-name="P3">3D Print <text:span text:style-name="T1">Reference Swatch</text:span>: small plate acting as a sample for a specific material or color.</text:p>
        </text:list-item>
        <text:list-item>
          <text:p text:style-name="P4"><text:span text:style-name="T1">Thickness</text:span>: <text:span text:style-name="T2">create reference samples for 1, 2, 3, 4, 5 mm</text:span></text:p>
        </text:list-item>
        <text:list-item>
          <text:p text:style-name="P4"><text:span text:style-name="T1">Holes</text:span>: <text:span text:style-name="T2">create reference samples for 3, 4, 5, 6 mm for both holes and studs</text:span></text:p>
        </text:list-item>
        <text:list-item>
          <text:p text:style-name="P4"><text:span text:style-name="T1">Dimensions</text:span>: <text:span text:style-name="T2">create a reference kit for 1, 2, 3, 4, 5, 10 mm</text:span></text:p>
        </text:list-item>
        <text:list-item>
          <text:p text:style-name="P3"><text:span text:style-name="T1">Screw Sizes</text:span>: Screw Length and diameter for 3, 4, 5, 6 mm</text:p>
        </text:list-item>
      </text:list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09:59:36.748000000</meta:creation-date>
    <dc:date>2025-02-07T21:43:53.043000000</dc:date>
    <meta:editing-duration>PT1H38M49S</meta:editing-duration>
    <meta:editing-cycles>9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7" meta:word-count="85" meta:character-count="404" meta:non-whitespace-character-count="331"/>
  </office:meta>
</office:document-meta>
</file>